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4480110D0621F46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color="#708090" draw:fill-image-name="background" style:repeat="stretch"/>
    </style:style>
    <style:style style:name="gr1" style:family="graphic" style:parent-style-name="standard">
      <style:graphic-properties draw:stroke="none" svg:stroke-width="0.212cm" svg:stroke-color="#ff0000" draw:marker-start-width="0.518cm" draw:marker-end-width="0.518cm" draw:fill="solid" draw:fill-color="#840000" draw:opacity="100%" draw:opacity-name="Transparency_20_1" draw:textarea-vertical-align="middle" fo:padding-top="0.231cm" fo:padding-bottom="0.231cm" fo:padding-left="0.356cm" fo:padding-right="0.356cm" draw:shadow="hidden" draw:shadow-offset-x="-0.141cm" draw:shadow-offset-y="-0.141cm" draw:shadow-color="#ff0000"/>
    </style:style>
    <style:style style:name="gr2" style:family="graphic" style:parent-style-name="objectwithoutfill">
      <style:graphic-properties svg:stroke-width="0.212cm" svg:stroke-color="#ff0000" draw:marker-start-width="0.518cm" draw:marker-end-width="0.518cm" draw:fill="solid" draw:fill-color="#840000" draw:opacity="100%" draw:opacity-name="Transparency_20_1" draw:textarea-vertical-align="middle" fo:padding-top="0.231cm" fo:padding-bottom="0.231cm" fo:padding-left="0.356cm" fo:padding-right="0.356cm" draw:shadow="hidden"/>
    </style:style>
    <style:style style:name="gr3" style:family="graphic" style:parent-style-name="standard">
      <style:graphic-properties svg:stroke-width="0.212cm" svg:stroke-color="#ff0000" draw:marker-start-width="0.518cm" draw:marker-end-width="0.518cm" draw:fill="solid" draw:fill-color="#840000" draw:opacity="100%" draw:opacity-name="Transparency_20_1" draw:textarea-vertical-align="middle" fo:padding-top="0.231cm" fo:padding-bottom="0.231cm" fo:padding-left="0.356cm" fo:padding-right="0.356cm" draw:shadow="hidden"/>
    </style:style>
    <style:style style:name="gr4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.053cm"/>
    </style:style>
    <style:style style:name="gr5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01cm"/>
    </style:style>
    <style:style style:name="gr7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051cm"/>
    </style:style>
    <style:style style:name="gr8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104cm"/>
    </style:style>
    <style:style style:name="gr9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.38cm"/>
    </style:style>
    <style:style style:name="gr10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.104cm"/>
    </style:style>
    <style:style style:name="gr11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381cm"/>
    </style:style>
    <style:style style:name="gr12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233cm"/>
    </style:style>
    <style:style style:name="gr13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.054cm"/>
    </style:style>
    <style:style style:name="gr14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.381cm"/>
    </style:style>
    <style:style style:name="gr15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24cm"/>
    </style:style>
    <style:style style:name="gr16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.234cm"/>
    </style:style>
    <style:style style:name="gr17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38cm"/>
    </style:style>
    <style:style style:name="gr18" style:family="graphic" style:parent-style-name="standard">
      <style:graphic-properties draw:stroke="none" draw:fill-color="#ee0202" draw:textarea-horizontal-align="justify" draw:textarea-vertical-align="middle" draw:auto-grow-height="false" fo:min-height="0cm" fo:min-width="0.235cm"/>
    </style:style>
    <style:style style:name="gr19" style:family="graphic" style:parent-style-name="standard">
      <style:graphic-properties draw:stroke="none" draw:fill-color="#fafafa" draw:textarea-horizontal-align="justify" draw:textarea-vertical-align="middle" draw:auto-grow-height="false" fo:min-height="0cm" fo:min-width="0.235cm"/>
    </style:style>
    <style:style style:name="gr20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64" draw:opacity="100%" draw:textarea-horizontal-align="center" draw:textarea-vertical-align="middle" draw:auto-grow-height="false" draw:fit-to-size="false" style:shrink-to-fit="false" fo:min-height="0.315cm" fo:min-width="7.412cm" fo:padding-top="0.143cm" fo:padding-bottom="0.143cm" fo:padding-left="0.263cm" fo:padding-right="0.263cm" fo:wrap-option="wrap" draw:shadow="hidden" draw:shadow-offset-x="0.071cm" draw:shadow-offset-y="0.071cm" draw:shadow-color="#808080" draw:shadow-opacity="50%"/>
      <style:paragraph-properties style:writing-mode="lr-tb"/>
    </style:style>
    <style:style style:name="P1" style:family="paragraph">
      <loext:graphic-properties draw:fill="solid" draw:fill-color="#840000" draw:opacity="100%" draw:opacity-name="Transparency_20_1"/>
      <style:paragraph-properties fo:text-align="center"/>
    </style:style>
    <style:style style:name="P2" style:family="paragraph">
      <loext:graphic-properties draw:fill-color="#fafafa"/>
      <style:paragraph-properties fo:text-align="center"/>
    </style:style>
    <style:style style:name="P3" style:family="paragraph">
      <loext:graphic-properties draw:fill-color="#ee0202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gradient" draw:fill-color="#ffffff" draw:secondary-fill-color="#d4ea6b" draw:fill-gradient-name="Gradient_20_164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measurelines" svg:width="7.607cm" svg:height="8.451cm" svg:x="2.222cm" svg:y="1.27cm" svg:viewBox="0 0 7608 8452" draw:points="0,1690 0,6761 3804,8452 7608,6761 7608,1690 3804,0">
            <text:p/>
          </draw:polygon>
          <draw:polyline draw:style-name="gr2" draw:text-style-name="P1" draw:layer="measurelines" svg:width="8.451cm" svg:height="7.607cm" draw:transform="rotate (-1.5707963267949) translate (9.82991549295775cm 1.27023943661972cm)" svg:viewBox="0 0 8452 7608" draw:points="1690,7608 6761,7608 8452,3804 6761,0 1690,0 0,3804 1690,7608 3381,3804 1690,0 6761,0 8452,3804 3381,3804">
            <text:p/>
          </draw:polyline>
          <draw:g>
            <draw:polygon draw:style-name="gr3" draw:text-style-name="P1" draw:layer="measurelines" svg:width="0.632cm" svg:height="-0.001cm" draw:transform="skewX (0.392175482923126) rotate (0.414515697348653) translate (7.75374809303499cm 6.46699913753976cm)" svg:viewBox="0 0 633 0" draw:points="0,0 633,0">
              <text:p/>
            </draw:polygon>
            <draw:polygon draw:style-name="gr3" draw:text-style-name="P1" draw:layer="measurelines" svg:width="2.27cm" svg:height="1.104cm" draw:transform="skewX (0.365122879517214) rotate (0.365471945367613) translate (8.03758652944745cm 5.72837902431021cm)" svg:viewBox="0 0 2271 1105" draw:points="0,3 568,1105 1703,1103 2271,0">
              <text:p/>
            </draw:polygon>
            <draw:polygon draw:style-name="gr3" draw:text-style-name="P1" draw:layer="measurelines" svg:width="2.271cm" svg:height="1.101cm" draw:transform="skewX (0.367042741694407) rotate (0.366868208769208) translate (5.86690146871388cm 6.56438723947735cm)" svg:viewBox="0 0 2272 1102" draw:points="0,0 569,1102 1705,1102 2272,0">
              <text:p/>
            </draw:polygon>
          </draw:g>
        </draw:g>
        <draw:g>
          <draw:custom-shape draw:style-name="gr4" draw:text-style-name="P2" draw:layer="layout" svg:width="0.553cm" svg:height="0.22cm" draw:transform="skewX (-0.00453785605518526) rotate (-0.0012217304763962) translate (7.72cm 10.1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434cm" svg:height="0.222cm" draw:transform="skewX (-0.00453785605518526) rotate (0.000523598775597822) translate (7.722cm 10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1cm" svg:height="0.222cm" draw:transform="rotate (0.000872664625996371) translate (6.95cm 10.4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51cm" svg:height="0.188cm" draw:transform="rotate (1.57446151822408) translate (7.274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604cm" svg:height="0.219cm" draw:transform="skewX (0.00907571211037051) rotate (0.00139626340159519) translate (6.854cm 10.1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88cm" svg:height="0.188cm" draw:transform="rotate (1.57446151822408) translate (6.67cm 1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04cm" svg:height="0.22cm" draw:transform="rotate (-0.000872664625997355) translate (6.669cm 10.8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0.881cm" svg:height="0.183cm" draw:transform="skewX (-0.00541052068118242) rotate (1.57446151822408) translate (7.544cm 1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733cm" svg:height="0.218cm" draw:transform="skewX (-0.0137881010907552) translate (7.543cm 10.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draw:layer="layout" svg:width="0.881cm" svg:height="0.188cm" draw:transform="rotate (1.57446151822408) translate (8.344cm 1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554cm" svg:height="0.22cm" draw:transform="skewX (0.00907571211037051) rotate (0.00122173047639591) translate (8.528cm 10.1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0.881cm" svg:height="0.175cm" draw:transform="skewX (0.00575958653158129) rotate (1.57446151822408) translate (8.927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554cm" svg:height="0.22cm" draw:transform="skewX (-0.00453785605518526) rotate (0.0012217304763969) translate (9.332cm 10.82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" draw:text-style-name="P2" draw:layer="layout" svg:width="0.436cm" svg:height="0.22cm" draw:transform="rotate (-0.000523598775597623) translate (9.33cm 10.50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1" draw:text-style-name="P3" draw:layer="layout" svg:width="0.881cm" svg:height="0.189cm" draw:transform="rotate (1.56713113536571) translate (9.143cm 11.047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5" draw:text-style-name="P3" draw:layer="layout" svg:width="0.74cm" svg:height="0.222cm" draw:transform="skewX (-0.00907571211037051) rotate (-0.00174532925199447) translate (9.143cm 10.16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" draw:text-style-name="P2" draw:layer="layout" svg:width="0.881cm" svg:height="0.188cm" draw:transform="skewX (-0.00523598775598299) rotate (1.56713113536571) translate (9.93cm 11.04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6" draw:text-style-name="P2" draw:layer="layout" svg:width="0.734cm" svg:height="0.221cm" draw:transform="skewX (0.00453785605518526) translate (9.93cm 10.16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1" draw:text-style-name="P3" draw:layer="layout" svg:width="0.881cm" svg:height="0.19cm" draw:transform="rotate (1.56713113536571) translate (10.753cm 11.04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7" draw:text-style-name="P3" draw:layer="layout" svg:width="0.88cm" svg:height="0.17cm" draw:transform="skewX (-0.00593411945678072) rotate (1.56713113536571) translate (11.011cm 11.04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" draw:text-style-name="P3" draw:layer="layout" svg:width="0.735cm" svg:height="0.222cm" draw:transform="skewX (0.00453785605518526) translate (11.011cm 10.16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9" draw:text-style-name="P2" draw:layer="layout" svg:width="0.735cm" svg:height="0.221cm" draw:transform="skewX (0.00453785605518526) translate (11.014cm 10.82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name="Gray" draw:style-name="gr20" draw:text-style-name="P5" draw:layer="measurelines" svg:width="7.937cm" svg:height="0.6cm" svg:x="3.809cm" svg:y="11.189cm">
          <text:p text:style-name="P4"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 </text:span><text:span text:style-name="T1">L</text:span><text:span text:style-name="T1">I</text:span><text:span text:style-name="T1">N</text:span><text:span text:style-name="T1">U</text:span><text:span text:style-name="T1">X </text:span><text:span text:style-name="T1">| </text:span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L </text:span><text:span text:style-name="T1">C</text:span><text:span text:style-name="T1">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4" draw:display-name="Gradient 164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400000004004480110D0621F46A.png" xlink:type="simple" xlink:show="embed" xlink:actuate="onLoad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989cm" fo:page-height="11.9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2T16:45:21.750914218</meta:creation-date>
    <dc:date>2021-02-12T18:02:45.008163907</dc:date>
    <meta:editing-duration>PT4M36S</meta:editing-duration>
    <meta:editing-cycles>1</meta:editing-cycles>
    <meta:document-statistic meta:object-count="31"/>
    <meta:generator>LibreOffice/7.0.3.1$Linux_X86_64 LibreOffice_project/00$Build-1</meta:generator>
  </office:meta>
</office:document-meta>
</file>